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b11a" officeooo:paragraph-rsid="0018b11a"/>
    </style:style>
    <style:style style:name="P2" style:family="paragraph" style:parent-style-name="Standard">
      <style:text-properties fo:color="#ce181e" fo:font-size="15pt" officeooo:rsid="0018b11a" officeooo:paragraph-rsid="0018b11a" style:font-size-asian="15pt" style:font-size-complex="15pt"/>
    </style:style>
    <style:style style:name="P3" style:family="paragraph" style:parent-style-name="Standard">
      <style:text-properties officeooo:rsid="0018b11a" officeooo:paragraph-rsid="0018b11a"/>
    </style:style>
    <style:style style:name="P4" style:family="paragraph" style:parent-style-name="Standard">
      <style:text-properties officeooo:rsid="001ab4a4" officeooo:paragraph-rsid="001ab4a4"/>
    </style:style>
    <style:style style:name="P5" style:family="paragraph" style:parent-style-name="Standard">
      <style:text-properties officeooo:paragraph-rsid="001ab4a4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197ee6"/>
    </style:style>
    <style:style style:name="T3" style:family="text">
      <style:text-properties officeooo:rsid="001ab4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s text:c="4"/>ODBC Installation <text:s/>on ubuntu</text:p>
      <text:p text:style-name="P1"/>
      <text:p text:style-name="P1"/>
      <text:p text:style-name="P1">- cmd <text:s/>“ <text:s/>s<text:span text:style-name="T1">udo apt-get install debsig-verify </text:span><text:s/>“</text:p>
      <text:p text:style-name="P1"/>
      <text:p text:style-name="P1"/>
      <text:p text:style-name="P1"><text:span text:style-name="T2">T</text:span>o <text:s/>Install ODBC <text:s/>driver <text:s/>go through <text:s/>following <text:s/>command </text:p>
      <text:p text:style-name="P1"/>
      <text:p text:style-name="P1"/>
      <text:p text:style-name="P1">- <text:s/>cmd <text:s/>“ <text:span text:style-name="T1">sudo apt install odbcinst</text:span> <text:s/>“</text:p>
      <text:p text:style-name="P1"/>
      <text:p text:style-name="P1"/>
      <text:p text:style-name="P1">To check ODBC <text:s/>driver installed or not . <text:s/></text:p>
      <text:p text:style-name="P1"/>
      <text:p text:style-name="P1"/>
      <text:p text:style-name="P1">- <text:s text:c="2"/>cmd <text:s text:c="2"/>“ <text:s/><text:span text:style-name="T1">odbcinst -j</text:span> “</text:p>
      <text:p text:style-name="P1"/>
      <text:p text:style-name="P1"/>
      <text:p text:style-name="P4">Refrence link for ODBC <text:s/>:</text:p>
      <text:p text:style-name="P4"/>
      <text:p text:style-name="P5"><text:span text:style-name="T3">1. </text:span><text:a xlink:type="simple" xlink:href="https://docs.snowflake.net/manuals/user-guide/odbc-linux.html" text:style-name="Internet_20_link" text:visited-style-name="Visited_20_Internet_20_Link">https://docs.snowflake.net/manuals/user-guide/odbc-linux.html</text:a></text:p>
      <text:p text:style-name="P5"/>
      <text:p text:style-name="P5"><text:span text:style-name="T3">2. </text:span><text:a xlink:type="simple" xlink:href="https://www.oracle.com/database/technologies/instant-client/linux-x86-64-downloads.html" text:style-name="Internet_20_link" text:visited-style-name="Visited_20_Internet_20_Link">https://www.oracle.com/database/technologies/instant-client/linux-x86-64-downloads.html</text:a></text:p>
      <text:p text:style-name="P5"/>
      <text:p text:style-name="P5"><text:span text:style-name="T3">3. </text:span><text:a xlink:type="simple" xlink:href="https://oracle.github.io/odpi/doc/installation.html#linux" text:style-name="Internet_20_link" text:visited-style-name="Visited_20_Internet_20_Link">https://oracle.github.io/odpi/doc/installation.html#linux</text:a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7:26:45.055103505</meta:creation-date>
    <dc:date>2019-09-09T19:33:10.600417539</dc:date>
    <meta:editing-duration>PT1H1M5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53" meta:character-count="481" meta:non-whitespace-character-count="412"/>
  </office:meta>
</office:document-meta>
</file>